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37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2" style:family="table-cell" style:parent-style-name="Default" style:data-style-name="N121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V_lambda@144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_lambda</text:p>
            <text:p>(volts)</text:p>
          </table:table-cell>
          <table:table-cell office:value-type="string" calcext:value-type="string">
            <text:p>MCM’E’</text:p>
            <text:p>PWM Duty</text:p>
            <text:p>(counts)</text:p>
          </table:table-cell>
          <table:table-cell office:value-type="string" calcext:value-type="string">
            <text:p>V_OBDII</text:p>
            <text:p>(volts)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5" calcext:value-type="float">
            <text:p>15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30" calcext:value-type="float">
            <text:p>30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45" calcext:value-type="float">
            <text:p>45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55" calcext:value-type="float">
            <text:p>55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245" calcext:value-type="float">
            <text:p>245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255" calcext:value-type="float">
            <text:p>255</text:p>
          </table:table-cell>
          <table:table-cell/>
        </table:table-row>
      </table:table>
      <table:table table:name="V_lambda@160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Default"/>
        <table:table-row table:style-name="ro3">
          <table:table-cell office:value-type="string" calcext:value-type="string">
            <text:p>V_lambda</text:p>
            <text:p>(volts)</text:p>
          </table:table-cell>
          <table:table-cell office:value-type="string" calcext:value-type="string">
            <text:p>MCM’E’</text:p>
            <text:p>PWM Duty</text:p>
            <text:p>(counts)</text:p>
          </table:table-cell>
          <table:table-cell office:value-type="string" calcext:value-type="string">
            <text:p>V_OBDII</text:p>
            <text:p>(volts)</text:p>
          </table:table-cell>
          <table:table-cell/>
          <table:table-cell office:value-type="string" calcext:value-type="string">
            <text:p>Lambda Gen</text:p>
            <text:p>Voltage</text:p>
          </table:table-cell>
          <table:table-cell office:value-type="string" calcext:value-type="string">
            <text:p>Pwm counts</text:p>
            <text:p>VPIN_OUT</text:p>
            <text:p>(set by USB)</text:p>
          </table:table-cell>
          <table:table-cell office:value-type="string" calcext:value-type="string">
            <text:p>Resulting</text:p>
            <text:p>Voltage</text:p>
            <text:p>on VPIN</text:p>
            <text:p>(DMM)</text:p>
          </table:table-cell>
          <table:table-cell office:value-type="string" calcext:value-type="string">
            <text:p>spoofed</text:p>
            <text:p>HVDC</text:p>
            <text:p>Voltage (‘b’)</text:p>
            <text:p>(BATTSCI)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000</text:p>
          </table:table-cell>
          <table:table-cell office:value-type="float" office:value="148" calcext:value-type="float">
            <text:p>148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005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010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015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020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025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030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035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040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045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050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055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060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065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070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075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080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085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09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095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100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105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110</text:p>
          </table:table-cell>
          <table:table-cell office:value-type="float" office:value="124" calcext:value-type="float">
            <text:p>124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115</text:p>
          </table:table-cell>
          <table:table-cell office:value-type="float" office:value="123" calcext:value-type="float">
            <text:p>123</text:p>
          </table:table-cell>
          <table:table-cell table:number-columns-repeated="3"/>
          <table:table-cell office:value-type="string" calcext:value-type="string">
            <text:p>V_DMM</text:p>
          </table:table-cell>
          <table:table-cell office:value-type="string" calcext:value-type="string">
            <text:p>V_spoof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120</text:p>
          </table:table-cell>
          <table:table-cell office:value-type="float" office:value="122" calcext:value-type="float">
            <text:p>122</text:p>
          </table:table-cell>
          <table:table-cell table:number-columns-repeated="3"/>
          <table:table-cell office:value-type="float" office:value="2.824" calcext:value-type="float">
            <text:p>2.824</text:p>
          </table:table-cell>
          <table:table-cell table:formula="of:=[.G26]*52" office:value-type="float" office:value="146.848" calcext:value-type="float">
            <text:p>146.848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125</text:p>
          </table:table-cell>
          <table:table-cell office:value-type="float" office:value="121" calcext:value-type="float">
            <text:p>121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130</text:p>
          </table:table-cell>
          <table:table-cell office:value-type="float" office:value="121" calcext:value-type="float">
            <text:p>121</text:p>
          </table:table-cell>
          <table:table-cell table:number-columns-repeated="3"/>
          <table:table-cell office:value-type="string" calcext:value-type="string">
            <text:p>V_spoof</text:p>
          </table:table-cell>
          <table:table-cell office:value-type="string" calcext:value-type="string">
            <text:p>V_DMM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13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03" calcext:value-type="float">
            <text:p>103.000</text:p>
          </table:table-cell>
          <table:table-cell table:style-name="ce2" table:formula="of:=[.G29]/52" office:value-type="float" office:value="1.98076923076923" calcext:value-type="float">
            <text:p>1.981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140</text:p>
          </table:table-cell>
          <table:table-cell office:value-type="float" office:value="119" calcext:value-type="float">
            <text:p>119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145</text:p>
          </table:table-cell>
          <table:table-cell office:value-type="float" office:value="118" calcext:value-type="float">
            <text:p>118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150</text:p>
          </table:table-cell>
          <table:table-cell office:value-type="float" office:value="117" calcext:value-type="float">
            <text:p>117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155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160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165</text:p>
          </table:table-cell>
          <table:table-cell office:value-type="float" office:value="115" calcext:value-type="float">
            <text:p>115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170</text:p>
          </table:table-cell>
          <table:table-cell office:value-type="float" office:value="114" calcext:value-type="float">
            <text:p>114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175</text:p>
          </table:table-cell>
          <table:table-cell office:value-type="float" office:value="113" calcext:value-type="float">
            <text:p>113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180</text:p>
          </table:table-cell>
          <table:table-cell office:value-type="float" office:value="113" calcext:value-type="float">
            <text:p>113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185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190</text:p>
          </table:table-cell>
          <table:table-cell office:value-type="float" office:value="111" calcext:value-type="float">
            <text:p>111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195</text:p>
          </table:table-cell>
          <table:table-cell office:value-type="float" office:value="111" calcext:value-type="float">
            <text:p>111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200</text:p>
          </table:table-cell>
          <table:table-cell office:value-type="float" office:value="110" calcext:value-type="float">
            <text:p>110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205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210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215</text:p>
          </table:table-cell>
          <table:table-cell office:value-type="float" office:value="108" calcext:value-type="float">
            <text:p>108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220</text:p>
          </table:table-cell>
          <table:table-cell office:value-type="float" office:value="107" calcext:value-type="float">
            <text:p>107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225</text:p>
          </table:table-cell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230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235</text:p>
          </table:table-cell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240</text:p>
          </table:table-cell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245</text:p>
          </table:table-cell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250</text:p>
          </table:table-cell>
          <table:table-cell table:number-columns-repeated="6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e255</text:p>
          </table:table-cell>
          <table:table-cell table:number-columns-repeated="6"/>
        </table:table-row>
        <table:table-row table:style-name="ro2" table:number-rows-repeated="104852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V_lambda@192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Default"/>
        <table:table-row table:style-name="ro3">
          <table:table-cell office:value-type="string" calcext:value-type="string">
            <text:p>V_lambda</text:p>
            <text:p>(volts)</text:p>
          </table:table-cell>
          <table:table-cell office:value-type="string" calcext:value-type="string">
            <text:p>MCM’E’</text:p>
            <text:p>PWM Duty</text:p>
            <text:p>(counts)</text:p>
          </table:table-cell>
          <table:table-cell office:value-type="string" calcext:value-type="string">
            <text:p>V_OBDII</text:p>
            <text:p>(volts)</text:p>
          </table:table-cell>
          <table:table-cell/>
          <table:table-cell office:value-type="string" calcext:value-type="string">
            <text:p>Lambda Gen</text:p>
            <text:p>Voltage</text:p>
          </table:table-cell>
          <table:table-cell office:value-type="string" calcext:value-type="string">
            <text:p>Pwm counts</text:p>
            <text:p>VPIN_OUT</text:p>
            <text:p>(set by USB)</text:p>
          </table:table-cell>
          <table:table-cell office:value-type="string" calcext:value-type="string">
            <text:p>Resulting</text:p>
            <text:p>Voltage</text:p>
            <text:p>on VPIN</text:p>
            <text:p>(DMM)</text:p>
          </table:table-cell>
          <table:table-cell office:value-type="string" calcext:value-type="string">
            <text:p>spoofed</text:p>
            <text:p>HVDC</text:p>
            <text:p>Voltage (‘b’)</text:p>
            <text:p>(BATTSCI)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000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192" calcext:value-type="float">
            <text:p>192</text:p>
          </table:table-cell>
          <table:table-cell/>
          <table:table-cell table:formula="of:=[.H2]/52" office:value-type="float" office:value="1.92307692307692" calcext:value-type="float">
            <text:p>1.923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005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office:annotation draw:style-name="gr1" draw:text-style-name="P2" svg:width="1.1413in" svg:height="1.4787in" svg:x="5.5693in" svg:y="0.2244in" draw:caption-point-x="-0.2402in" draw:caption-point-y="0.5945in">
              <dc:date>2021-08-18T00:00:00</dc:date>
              <text:p text:style-name="P1">These values were inconsistent, due to high VPIN_OUT impedance and VPIN_IN tied to VPIN_out via 6.6kOhm</text:p>
            </office:annotation>
            <text:p>p000</text:p>
          </table:table-cell>
          <table:table-cell table:formula="of:=[.H3]/52" office:value-type="float" office:value="2.01923076923077" calcext:value-type="float">
            <text:p>2.019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010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011</text:p>
          </table:table-cell>
          <table:table-cell table:formula="of:=[.H4]/52" office:value-type="float" office:value="2.11538461538462" calcext:value-type="float">
            <text:p>2.11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015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024</text:p>
          </table:table-cell>
          <table:table-cell table:formula="of:=[.H5]/52" office:value-type="float" office:value="2.21153846153846" calcext:value-type="float">
            <text:p>2.212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020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037</text:p>
          </table:table-cell>
          <table:table-cell table:formula="of:=[.H6]/52" office:value-type="float" office:value="2.30769230769231" calcext:value-type="float">
            <text:p>2.30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02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050</text:p>
          </table:table-cell>
          <table:table-cell table:formula="of:=[.H7]/52" office:value-type="float" office:value="2.40384615384615" calcext:value-type="float">
            <text:p>2.404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030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063</text:p>
          </table:table-cell>
          <table:table-cell table:formula="of:=[.H8]/52" office:value-type="float" office:value="2.5" calcext:value-type="float">
            <text:p>2.500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035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076</text:p>
          </table:table-cell>
          <table:table-cell table:formula="of:=[.H9]/52" office:value-type="float" office:value="2.59615384615385" calcext:value-type="float">
            <text:p>2.596</text:p>
          </table:table-cell>
          <table:table-cell office:value-type="float" office:value="135" calcext:value-type="float">
            <text:p>135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040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090</text:p>
          </table:table-cell>
          <table:table-cell table:formula="of:=[.H10]/52" office:value-type="float" office:value="2.69230769230769" calcext:value-type="float">
            <text:p>2.692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045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103</text:p>
          </table:table-cell>
          <table:table-cell table:formula="of:=[.H11]/52" office:value-type="float" office:value="2.78846153846154" calcext:value-type="float">
            <text:p>2.788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050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116</text:p>
          </table:table-cell>
          <table:table-cell table:formula="of:=[.H12]/52" office:value-type="float" office:value="2.88461538461538" calcext:value-type="float">
            <text:p>2.88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055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129</text:p>
          </table:table-cell>
          <table:table-cell table:formula="of:=[.H13]/52" office:value-type="float" office:value="2.98076923076923" calcext:value-type="float">
            <text:p>2.981</text:p>
          </table:table-cell>
          <table:table-cell office:value-type="float" office:value="155" calcext:value-type="float">
            <text:p>155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0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142</text:p>
          </table:table-cell>
          <table:table-cell table:formula="of:=[.H14]/52" office:value-type="float" office:value="3.07692307692308" calcext:value-type="float">
            <text:p>3.077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065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155</text:p>
          </table:table-cell>
          <table:table-cell table:formula="of:=[.H15]/52" office:value-type="float" office:value="3.17307692307692" calcext:value-type="float">
            <text:p>3.173</text:p>
          </table:table-cell>
          <table:table-cell office:value-type="float" office:value="165" calcext:value-type="float">
            <text:p>165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070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168</text:p>
          </table:table-cell>
          <table:table-cell table:formula="of:=[.H16]/52" office:value-type="float" office:value="3.26923076923077" calcext:value-type="float">
            <text:p>3.269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075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182</text:p>
          </table:table-cell>
          <table:table-cell table:formula="of:=[.H17]/52" office:value-type="float" office:value="3.36538461538462" calcext:value-type="float">
            <text:p>3.365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080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195</text:p>
          </table:table-cell>
          <table:table-cell table:formula="of:=[.H18]/52" office:value-type="float" office:value="3.46153846153846" calcext:value-type="float">
            <text:p>3.46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08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208</text:p>
          </table:table-cell>
          <table:table-cell table:formula="of:=[.H19]/52" office:value-type="float" office:value="3.55769230769231" calcext:value-type="float">
            <text:p>3.558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090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221</text:p>
          </table:table-cell>
          <table:table-cell table:formula="of:=[.H20]/52" office:value-type="float" office:value="3.65384615384615" calcext:value-type="float">
            <text:p>3.654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095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226</text:p>
          </table:table-cell>
          <table:table-cell table:formula="of:=[.H21]/52" office:value-type="float" office:value="3.69230769230769" calcext:value-type="float">
            <text:p>3.692</text:p>
          </table:table-cell>
          <table:table-cell office:value-type="float" office:value="192" calcext:value-type="float">
            <text:p>192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100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234</text:p>
          </table:table-cell>
          <table:table-cell table:formula="of:=[.H22]/52" office:value-type="float" office:value="3.75" calcext:value-type="float">
            <text:p>3.750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10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p247</text:p>
          </table:table-cell>
          <table:table-cell table:formula="of:=[.H23]/52" office:value-type="float" office:value="3.84615384615385" calcext:value-type="float">
            <text:p>3.846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110</text:p>
          </table:table-cell>
          <table:table-cell office:value-type="float" office:value="149" calcext:value-type="float">
            <text:p>149</text:p>
          </table:table-cell>
          <table:table-cell table:number-columns-repeated="5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115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V_DMM</text:p>
          </table:table-cell>
          <table:table-cell office:value-type="string" calcext:value-type="string">
            <text:p>V_spoof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120</text:p>
          </table:table-cell>
          <table:table-cell office:value-type="float" office:value="147" calcext:value-type="float">
            <text:p>147</text:p>
          </table:table-cell>
          <table:table-cell table:number-columns-repeated="3"/>
          <table:table-cell office:value-type="float" office:value="2.974" calcext:value-type="float">
            <text:p>2.974</text:p>
          </table:table-cell>
          <table:table-cell table:formula="of:=[.G26]*52" office:value-type="float" office:value="154.648" calcext:value-type="float">
            <text:p>154.648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125</text:p>
          </table:table-cell>
          <table:table-cell office:value-type="float" office:value="146" calcext:value-type="float">
            <text:p>146</text:p>
          </table:table-cell>
          <table:table-cell table:number-columns-repeated="5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130</text:p>
          </table:table-cell>
          <table:table-cell office:value-type="float" office:value="145" calcext:value-type="float">
            <text:p>145</text:p>
          </table:table-cell>
          <table:table-cell table:number-columns-repeated="3"/>
          <table:table-cell office:value-type="string" calcext:value-type="string">
            <text:p>V_spoof</text:p>
          </table:table-cell>
          <table:table-cell office:value-type="string" calcext:value-type="string">
            <text:p>V_DMM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135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office:value-type="float" office:value="160" calcext:value-type="float">
            <text:p>160.000</text:p>
          </table:table-cell>
          <table:table-cell table:style-name="ce2" table:formula="of:=[.G29]/52" office:value-type="float" office:value="3.07692307692308" calcext:value-type="float">
            <text:p>3.077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140</text:p>
          </table:table-cell>
          <table:table-cell office:value-type="float" office:value="143" calcext:value-type="float">
            <text:p>143</text:p>
          </table:table-cell>
          <table:table-cell table:number-columns-repeated="5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145</text:p>
          </table:table-cell>
          <table:table-cell office:value-type="float" office:value="141" calcext:value-type="float">
            <text:p>141</text:p>
          </table:table-cell>
          <table:table-cell table:number-columns-repeated="5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15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Note: Bvo (reported by OBDII) is 100% MCM’E’</text:p>
          </table:table-cell>
          <table:table-cell table:number-columns-repeated="3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15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(VPIN &amp; BATTSCI values don’t matter, as long as within bounds)</text:p>
          </table:table-cell>
          <table:table-cell table:number-columns-repeated="3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160</text:p>
          </table:table-cell>
          <table:table-cell office:value-type="float" office:value="139" calcext:value-type="float">
            <text:p>139</text:p>
          </table:table-cell>
          <table:table-cell table:number-columns-repeated="5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165</text:p>
          </table:table-cell>
          <table:table-cell office:value-type="float" office:value="138" calcext:value-type="float">
            <text:p>138</text:p>
          </table:table-cell>
          <table:table-cell table:number-columns-repeated="5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170</text:p>
          </table:table-cell>
          <table:table-cell office:value-type="float" office:value="137" calcext:value-type="float">
            <text:p>137</text:p>
          </table:table-cell>
          <table:table-cell table:number-columns-repeated="5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175</text:p>
          </table:table-cell>
          <table:table-cell office:value-type="float" office:value="136" calcext:value-type="float">
            <text:p>136</text:p>
          </table:table-cell>
          <table:table-cell table:number-columns-repeated="5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180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185</text:p>
          </table:table-cell>
          <table:table-cell office:value-type="float" office:value="134" calcext:value-type="float">
            <text:p>134</text:p>
          </table:table-cell>
          <table:table-cell table:number-columns-repeated="5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190</text:p>
          </table:table-cell>
          <table:table-cell office:value-type="float" office:value="133" calcext:value-type="float">
            <text:p>133</text:p>
          </table:table-cell>
          <table:table-cell table:number-columns-repeated="5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195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200</text:p>
          </table:table-cell>
          <table:table-cell office:value-type="float" office:value="130" calcext:value-type="float">
            <text:p>130</text:p>
          </table:table-cell>
          <table:table-cell table:number-columns-repeated="5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205</text:p>
          </table:table-cell>
          <table:table-cell office:value-type="float" office:value="130" calcext:value-type="float">
            <text:p>130</text:p>
          </table:table-cell>
          <table:table-cell table:number-columns-repeated="5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210</text:p>
          </table:table-cell>
          <table:table-cell office:value-type="float" office:value="129" calcext:value-type="float">
            <text:p>129</text:p>
          </table:table-cell>
          <table:table-cell table:number-columns-repeated="5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215</text:p>
          </table:table-cell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220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225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230</text:p>
          </table:table-cell>
          <table:table-cell office:value-type="float" office:value="126" calcext:value-type="float">
            <text:p>126</text:p>
          </table:table-cell>
          <table:table-cell table:number-columns-repeated="5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235</text:p>
          </table:table-cell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240</text:p>
          </table:table-cell>
          <table:table-cell office:value-type="float" office:value="124" calcext:value-type="float">
            <text:p>124</text:p>
          </table:table-cell>
          <table:table-cell table:number-columns-repeated="5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245</text:p>
          </table:table-cell>
          <table:table-cell office:value-type="float" office:value="124" calcext:value-type="float">
            <text:p>124</text:p>
          </table:table-cell>
          <table:table-cell table:number-columns-repeated="5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250</text:p>
          </table:table-cell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e255</text:p>
          </table:table-cell>
          <table:table-cell office:value-type="float" office:value="122" calcext:value-type="float">
            <text:p>122</text:p>
          </table:table-cell>
          <table:table-cell table:number-columns-repeated="5"/>
        </table:table-row>
        <table:table-row table:style-name="ro2" table:number-rows-repeated="1048522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18T01:22:52.264699482</meta:creation-date>
    <dc:date>2021-08-18T04:46:40.016865941</dc:date>
    <meta:editing-duration>PT40M57S</meta:editing-duration>
    <meta:editing-cycles>5</meta:editing-cycles>
    <meta:generator>LibreOffice/7.0.6.2$MacOSX_X86_64 LibreOffice_project/144abb84a525d8e30c9dbbefa69cbbf2d8d4ae3b</meta:generator>
    <meta:document-statistic meta:table-count="3" meta:cell-count="549" meta:object-count="0"/>
  </office:meta>
</office:document-meta>
</file>